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25.823cm" fo:margin-left="0cm" table:align="left"/>
    </style:style>
    <style:style style:name="Tabla1.A" style:family="table-column">
      <style:table-column-properties style:column-width="25.823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Heading" style:master-page-name="MPF0">
      <style:paragraph-properties fo:margin-top="2.54cm" fo:margin-bottom="0cm" loext:contextual-spacing="false" fo:text-align="start" style:justify-single-word="false" style:page-number="1" fo:break-before="page"/>
    </style:style>
    <style:style style:name="P9" style:family="paragraph" style:parent-style-name="Standard">
      <style:paragraph-properties fo:margin-top="0cm" fo:margin-bottom="0cm" loext:contextual-spacing="false"/>
      <style:text-properties fo:language="es" fo:country="ES"/>
    </style:style>
    <style:style style:name="P10" style:family="paragraph" style:parent-style-name="Standard" style:list-style-name="WWNum1">
      <style:paragraph-properties fo:margin-top="0cm" fo:margin-bottom="0cm" loext:contextual-spacing="false"/>
      <style:text-properties fo:language="es" fo:country="ES"/>
    </style:style>
    <style:style style:name="P11" style:family="paragraph" style:parent-style-name="Standard" style:list-style-name="WWNum1">
      <style:paragraph-properties fo:margin-top="0cm" fo:margin-bottom="0cm" loext:contextual-spacing="false"/>
      <style:text-properties fo:language="es" fo:country="ES" officeooo:rsid="0014064c" officeooo:paragraph-rsid="0014064c"/>
    </style:style>
    <style:style style:name="P12" style:family="paragraph" style:parent-style-name="Standard">
      <style:paragraph-properties fo:margin-top="0cm" fo:margin-bottom="0cm" loext:contextual-spacing="false"/>
      <style:text-properties fo:language="es" fo:country="ES" officeooo:paragraph-rsid="0014064c"/>
    </style:style>
    <style:style style:name="P13" style:family="paragraph" style:parent-style-name="Standard" style:list-style-name="WWNum1">
      <style:paragraph-properties fo:margin-top="0cm" fo:margin-bottom="0cm" loext:contextual-spacing="false"/>
      <style:text-properties officeooo:paragraph-rsid="0014064c"/>
    </style:style>
    <style:style style:name="P14" style:family="paragraph" style:parent-style-name="Standard" style:list-style-name="WWNum1">
      <style:paragraph-properties fo:margin-top="0cm" fo:margin-bottom="0cm" loext:contextual-spacing="false"/>
      <style:text-properties officeooo:paragraph-rsid="0015a45d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014064c"/>
    </style:style>
    <style:style style:name="P16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4pt" fo:language="es" fo:country="ES" fo:font-weight="bold" officeooo:rsid="0014064c" style:font-name-asian="Proxima Nova" style:font-size-asian="44pt" style:font-weight-asian="bold" style:font-name-complex="Proxima Nova" style:font-size-complex="44pt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14064c"/>
    </style:style>
    <style:style style:name="T7" style:family="text">
      <style:text-properties fo:language="es" fo:country="ES" officeooo:rsid="0015a45d"/>
    </style:style>
    <style:style style:name="T8" style:family="text">
      <style:text-properties fo:font-size="14pt" fo:language="es" fo:country="ES" style:font-size-asian="14pt" style:font-size-complex="14pt"/>
    </style:style>
    <style:style style:name="T9" style:family="text">
      <style:text-properties officeooo:rsid="0014064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aczyuw2yex2w"/><text:span text:style-name="Fuente_20_de_20_párrafo_20_predeter."><text:span text:style-name="T2">Planificación propuesta</text:span></text:span><text:span text:style-name="Fuente_20_de_20_párrafo_20_predeter."><text:span text:style-name="T3"><text:line-break/></text:span></text:span><text:span text:style-name="Fuente_20_de_20_párrafo_20_predeter."><text:span text:style-name="T4">Postgresistas</text:span></text:span></text:p>
      <text:p text:style-name="P16"><text:span text:style-name="Fuente_20_de_20_párrafo_20_predeter."><text:span text:style-name="T5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/text:span></text:span><text:span text:style-name="Fuente_20_de_20_párrafo_20_predeter."><text:span text:style-name="T5"><text:line-break/></text:span></text:span></text:p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Fuente_20_de_20_párrafo_20_predeter."><text:span text:style-name="T8">PLANIFICACIÓN SEMANA 06/02/2024 A 14/02/2024</text:span></text:span></text:p>
          </table:table-cell>
        </table:table-row>
        <table:table-row table:style-name="Tabla1.2">
          <table:table-cell table:style-name="Tabla1.A6" table:number-rows-spanned="5" office:value-type="string">
            <text:list xml:id="list1551090277" text:style-name="WWNum1">
              <text:list-item>
                <text:p text:style-name="P11">Pasos 2,3,4</text:p>
                <text:list>
                  <text:list-item>
                    <text:p text:style-name="P11">Finalizado</text:p>
                  </text:list-item>
                  <text:list-item>
                    <text:p text:style-name="P10">Rea<text:span text:style-name="T9">li</text:span>zada la tarea por: <text:span text:style-name="T9">Miguel Contelles</text:span></text:p>
                    <text:p text:style-name="P10"/>
                  </text:list-item>
                </text:list>
              </text:list-item>
              <text:list-item>
                <text:p text:style-name="P11">Pasos 5,6,7,8</text:p>
                <text:list>
                  <text:list-item>
                    <text:p text:style-name="P11">Finalizado</text:p>
                  </text:list-item>
                  <text:list-item>
                    <text:p text:style-name="P13"><text:span text:style-name="T5">Rea</text:span><text:span text:style-name="T6">li</text:span><text:span text:style-name="T5">zada la tarea por: </text:span><text:span text:style-name="T6">Miguel Ángel Gracia </text:span></text:p>
                    <text:p text:style-name="P13"><text:span text:style-name="T6"/></text:p>
                  </text:list-item>
                </text:list>
              </text:list-item>
              <text:list-item>
                <text:p text:style-name="P13"><text:span text:style-name="T6">Preparación de jerarquía de directorios del módulo y manifest.py</text:span></text:p>
                <text:list>
                  <text:list-item>
                    <text:p text:style-name="P11">Finalizado</text:p>
                  </text:list-item>
                  <text:list-item>
                    <text:p text:style-name="P13"><text:span text:style-name="T6">Realizada la tarea por: Alejandro Navarro y Miguel Ángel García</text:span></text:p>
                  </text:list-item>
                </text:list>
              </text:list-item>
            </text:list>
            <text:p text:style-name="P15"><text:span text:style-name="T6"/></text:p>
            <text:list xml:id="list172415651823995" text:continue-numbering="true" text:style-name="WWNum1">
              <text:list-item>
                <text:p text:style-name="P11"><text:span text:style-name="T9">C</text:span>lase cliente</text:p>
                <text:list>
                  <text:list-item>
                    <text:p text:style-name="P11">Finalizado</text:p>
                  </text:list-item>
                  <text:list-item>
                    <text:p text:style-name="P13"><text:span text:style-name="T6">Realizada la tarea por: Miguel Ángel Gracia</text:span></text:p>
                    <text:p text:style-name="P13"><text:span text:style-name="T6"/></text:p>
                  </text:list-item>
                </text:list>
              </text:list-item>
              <text:list-item>
                <text:p text:style-name="P13"><text:span text:style-name="T6">Clase mesa</text:span></text:p>
                <text:list>
                  <text:list-item>
                    <text:p text:style-name="P11">Finalizado</text:p>
                  </text:list-item>
                  <text:list-item>
                    <text:p text:style-name="P13"><text:span text:style-name="T6">Realizada la tarea por: Miguel Contelles</text:span></text:p>
                    <text:p text:style-name="P13"><text:span text:style-name="T6"/></text:p>
                  </text:list-item>
                </text:list>
              </text:list-item>
              <text:list-item>
                <text:p text:style-name="P13"><text:span text:style-name="T6">Clase mesa</text:span></text:p>
                <text:list>
                  <text:list-item>
                    <text:p text:style-name="P11">Finalizado</text:p>
                  </text:list-item>
                  <text:list-item>
                    <text:p text:style-name="P13"><text:span text:style-name="T6">Realizada la tarea por: Miguel Ángel Gracia y Miguel Contelles</text:span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/></text:p>
            <text:list xml:id="list172415229207991" text:continue-numbering="true" text:style-name="WWNum1">
              <text:list-item>
                <text:list>
                  <text:list-header>
                    <text:p text:style-name="P13"><text:span text:style-name="T6"/></text:p>
                  </text:list-header>
                </text:list>
              </text:list-item>
              <text:list-item>
                <text:p text:style-name="P13"><text:soft-page-break/><text:span text:style-name="T6">Clase reserva</text:span></text:p>
                <text:list>
                  <text:list-item>
                    <text:p text:style-name="P11">Finalizado</text:p>
                  </text:list-item>
                  <text:list-item>
                    <text:p text:style-name="P13"><text:span text:style-name="T6">Realizada la tarea por: Miguel Ángel Ga</text:span><text:span text:style-name="T7">r</text:span><text:span text:style-name="T6">c</text:span><text:span text:style-name="T7">í</text:span><text:span text:style-name="T6">a</text:span></text:p>
                    <text:p text:style-name="P13"><text:span text:style-name="T6"/></text:p>
                  </text:list-item>
                </text:list>
              </text:list-item>
              <text:list-item>
                <text:p text:style-name="P13"><text:span text:style-name="T6">Clase emp</text:span><text:span text:style-name="T7">l</text:span><text:span text:style-name="T6">eado</text:span></text:p>
                <text:list>
                  <text:list-item>
                    <text:p text:style-name="P11">Finalizado</text:p>
                  </text:list-item>
                  <text:list-item>
                    <text:p text:style-name="P14"><text:span text:style-name="T6">Realizada la tarea por: </text:span><text:span text:style-name="T7">A</text:span><text:span text:style-name="T6">lejandro Navarro</text:span></text:p>
                    <text:p text:style-name="P13"><text:span text:style-name="T6"/></text:p>
                  </text:list-item>
                </text:list>
              </text:list-item>
              <text:list-item>
                <text:p text:style-name="P13"><text:span text:style-name="T6">Clase estado de la reserva</text:span></text:p>
                <text:list>
                  <text:list-item>
                    <text:p text:style-name="P11">Finalizado</text:p>
                  </text:list-item>
                  <text:list-item>
                    <text:p text:style-name="P13"><text:span text:style-name="T6">Realizada la tarea por: Alejandro Navarro y Miguel Ángel García</text:span></text:p>
                    <text:p text:style-name="P13"><text:span text:style-name="T6"/></text:p>
                    <text:p text:style-name="P13"><text:span text:style-name="T6"/></text:p>
                    <text:p text:style-name="P13"><text:span text:style-name="T6"/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2"/>
            <text:p text:style-name="P9"/>
            <text:p text:style-name="P9"/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<text:tab/><text:tab/><text:tab/><text:tab/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<text:tab/><text:tab/><text:tab/><text:tab/><text:tab/><text:tab/>Pàgina </text:span></text:span><text:page-number text:select-page="current">3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06T12:16:00Z</meta:creation-date>
    <dc:date>2024-02-06T17:24:14.545921499</dc:date>
    <meta:editing-cycles>3</meta:editing-cycles>
    <meta:editing-duration>PT2M42S</meta:editing-duration>
    <meta:document-statistic meta:table-count="1" meta:image-count="1" meta:object-count="0" meta:page-count="3" meta:paragraph-count="42" meta:word-count="155" meta:character-count="854" meta:non-whitespace-character-count="749"/>
    <meta:template xlink:type="simple" xlink:actuate="onRequest" xlink:title="" xlink:href="../Modelos/Paso%207%20y%208%20-%20Planificaci¢n%20propuesta.odt/Normal"/>
  </office:meta>
</office:document-meta>
</file>